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Text_20_body">
      <style:text-properties fo:font-weight="bold"/>
    </style:style>
    <style:style style:name="P3" style:family="paragraph" style:parent-style-name="Text_20_body">
      <style:text-properties officeooo:paragraph-rsid="0001e294"/>
    </style:style>
    <style:style style:name="T1" style:family="text">
      <style:text-properties fo:font-weight="bold"/>
    </style:style>
    <style:style style:name="T2" style:family="text">
      <style:text-properties fo:font-weight="bold" officeooo:rsid="0001e294"/>
    </style:style>
    <style:style style:name="T3" style:family="text">
      <style:text-properties officeooo:rsid="0001e294"/>
    </style:style>
    <style:style style:name="T4" style:family="text">
      <style:text-properties fo:font-weight="normal" style:font-weight-asian="normal" style:font-weight-complex="normal"/>
    </style:style>
    <style:style style:name="T5" style:family="text">
      <style:text-properties fo:font-weight="normal" officeooo:rsid="0001e29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t;<text:span text:style-name="T3">h2&gt;</text:span>DISCLAIMER&lt;<text:span text:style-name="T3">h2&gt;</text:span></text:h>
      <text:p text:style-name="P2">&lt;<text:span text:style-name="T3">p&gt;</text:span></text:p>
      <text:p text:style-name="Text_20_body">Last updated: 2023-01-01</text:p>
      <text:p text:style-name="Text_20_body">&lt;/<text:span text:style-name="T3">p&gt;</text:span></text:p>
      <text:p text:style-name="Text_20_body">&lt;<text:span text:style-name="T3">p&gt;</text:span></text:p>
      <text:p text:style-name="P2">&lt;<text:span text:style-name="T5">strong</text:span><text:span text:style-name="T3">&gt;</text:span>WEBSITE DISCLAIMER <text:span text:style-name="T4">&lt;/</text:span><text:span text:style-name="T5">strong&gt;&lt;br&gt;</text:span></text:p>
      <text:p text:style-name="P3">The information provided by &lt;<text:span text:style-name="T3">strong&gt;</text:span><text:span text:style-name="T1">Consciously Natural Momma&lt;/</text:span><text:span text:style-name="T2">s</text:span><text:span text:style-name="T5">trong</text:span><text:span text:style-name="T2">&gt;</text:span> (“Company”, “we”, “our”, “us”) on&lt;<text:span text:style-name="T3">strong&gt;</text:span> <text:span text:style-name="T1">consciouslynaturalmomma.com</text:span> &lt;/<text:span text:style-name="T3">strong&gt;</text:span>(the “Site”) is for general informational purposes only. All information on the Site is provided in good faith, however we make no representation or warranty of any kind, express or implied, regarding the accuracy, adequacy, validity, reliability, availability, or completeness of any information on the Site.</text:p>
      <text:p text:style-name="P3">&lt;/<text:span text:style-name="T3">p&gt;</text:span></text:p>
      <text:p text:style-name="P3">&lt;<text:span text:style-name="T3">p&gt;</text:span></text:p>
      <text:p text:style-name="Text_20_body">UNDER NO CIRCUMSTANCE SHALL WE HAVE ANY LIABILITY TO YOU FOR ANY LOSS OR DAMAGE OF ANY KIND INCURRED AS A RESULT OF THE USE OF THE SITE OR RELIANCE ON ANY INFORMATION PROVIDED ON THE SITE. YOUR USE OF THE SITE AND YOUR RELIANCE ON ANY INFORMATION ON THE SITE IS SOLELY AT YOUR OWN RISK.</text:p>
      <text:p text:style-name="Text_20_body">&lt;/<text:span text:style-name="T3">p&gt;</text:span></text:p>
      <text:p text:style-name="Text_20_body">&lt;<text:span text:style-name="T3">p&gt;</text:span></text:p>
      <text:p text:style-name="P2">&lt;<text:span text:style-name="T5">strong</text:span><text:span text:style-name="T3">&gt;</text:span>EXTERNAL LINKS DISCLAIMER &lt;<text:span text:style-name="T4">/</text:span><text:span text:style-name="T5">strong</text:span><text:span text:style-name="T3">&gt;&lt;</text:span><text:span text:style-name="T5">br</text:span><text:span text:style-name="T3">&gt;</text:span></text:p>
      <text:p text:style-name="Text_20_body">The Site may contain (or you may be sent through the Site) links to other websites or content belonging to or originating from third parties or links to websites and features. Such external links are not investigated, monitored, or checked for accuracy, adequacy, validity, reliability, availability or completeness by us.</text:p>
      <text:p text:style-name="Text_20_body">&lt;/<text:span text:style-name="T3">p&gt;</text:span></text:p>
      <text:p text:style-name="Text_20_body">&lt;<text:span text:style-name="T3">p&gt;</text:span></text:p>
      <text:p text:style-name="Text_20_body">For example, the outlined <text:a xlink:type="simple" xlink:href="https://policymaker.io/disclaimer/" text:style-name="Internet_20_link" text:visited-style-name="Visited_20_Internet_20_Link">Disclaimer</text:a> has been created using <text:a xlink:type="simple" xlink:href="https://policymaker.io/" text:style-name="Internet_20_link" text:visited-style-name="Visited_20_Internet_20_Link">PolicyMaker.io</text:a>, a free web application for generating high-quality legal documents. PolicyMaker’s <text:a xlink:type="simple" xlink:href="https://policymaker.io/disclaimer/" text:style-name="Internet_20_link" text:visited-style-name="Visited_20_Internet_20_Link">disclaimer generator</text:a> is an easy-to-use tool for creating an excellent sample Disclaimer template for a website, blog, eCommerce store or app.</text:p>
      <text:p text:style-name="Text_20_body">&lt;/<text:span text:style-name="T3">p&gt;</text:span></text:p>
      <text:p text:style-name="Text_20_body">&lt;<text:span text:style-name="T3">p&gt;</text:span></text:p>
      <text:p text:style-name="Text_20_body">WE DO NOT WARRANT, ENDORSE, GUARANTEE, OR ASSUME RESPONSIBILITY FOR THE ACCURACY OR RELIABILITY OF ANY INFORMATION OFFERED BY THIRD-PARTY <text:soft-page-break/>WEBSITES LINKED THROUGH THE SITE OR ANY WEBSITE OR FEATURE LINKED IN ANY BANNER OR OTHER ADVERTISING. WE WILL NOT BE A PARTY TO OR IN ANY WAY BE RESPONSIBLE FOR MONITORING ANY TRANSACTION BETWEEN YOU AND THIRD-PARTY PROVIDERS OF PRODUCTS OR SERVICES.</text:p>
      <text:p text:style-name="Text_20_body">&lt;/<text:span text:style-name="T3">p&gt;</text:span></text:p>
      <text:p text:style-name="Text_20_body">&lt;<text:span text:style-name="T3">p&gt;</text:span></text:p>
      <text:p text:style-name="P2">&lt;<text:span text:style-name="T5">strong</text:span><text:span text:style-name="T3">&gt;</text:span>PROFESSIONAL DISCLAIMER &lt;/<text:span text:style-name="T5">strong&gt; &lt;br&gt;</text:span></text:p>
      <text:p text:style-name="Text_20_body">The Site can not and does not contain medical advice. The information is provided for general informational and educational purposes only and is not a substitute for professional medical advice. Accordingly, before taking any actions based upon such information, we encourage you to consult with the appropriate professionals. We do not provide any kind of medical advice.</text:p>
      <text:p text:style-name="Text_20_body">&lt;/<text:span text:style-name="T3">p&gt;</text:span></text:p>
      <text:p text:style-name="Text_20_body">&lt;<text:span text:style-name="T3">p&gt;</text:span></text:p>
      <text:p text:style-name="Text_20_body">Content published on consciouslynaturalmomma.com is intended to be used and must be used for informational purposes only. It is very important to do your own analysis before making any decision based on your own personal circumstances. You should take independent medical advice from a professional or independently research and verify any information that you find on our Website and wish to rely upon. </text:p>
      <text:p text:style-name="Text_20_body">&lt;/<text:span text:style-name="T3">p&gt;</text:span></text:p>
      <text:p text:style-name="Text_20_body">&lt;<text:span text:style-name="T3">p&gt;</text:span></text:p>
      <text:p text:style-name="Text_20_body">THE USE OR RELIANCE OF ANY INFORMATION CONTAINED ON THIS SITE IS SOLELY AT YOUR OWN RISK.</text:p>
      <text:p text:style-name="Text_20_body">&lt;/<text:span text:style-name="T3">p&gt;</text:span></text:p>
      <text:p text:style-name="Text_20_body">&lt;<text:span text:style-name="T3">p&gt;</text:span></text:p>
      <text:p text:style-name="P2">&lt;<text:span text:style-name="T5">strong&gt;</text:span>AFFILIATES DISCLAIMER&lt;<text:span text:style-name="T4">/</text:span><text:span text:style-name="T5">strong&gt;&lt;br&gt;</text:span></text:p>
      <text:p text:style-name="Text_20_body">The Site may contain links to affiliate websites, and we may receive an affiliate commission for any purchases or actions made by you on the affiliate websites using such links.</text:p>
      <text:p text:style-name="Text_20_body">&lt;/<text:span text:style-name="T3">p&gt;</text:span></text:p>
      <text:p text:style-name="Text_20_body">&lt;<text:span text:style-name="T3">p&gt;</text:span></text:p>
      <text:p text:style-name="P2">&lt;<text:span text:style-name="T5">strong&gt;</text:span>TESTIMONIALS DISCLAIMER&lt;<text:span text:style-name="T4">/</text:span><text:span text:style-name="T5">strong&gt;&lt;br&gt;</text:span></text:p>
      <text:p text:style-name="Text_20_body">The Site may contain testimonials by users of our products and/or services. These testimonials reflect the real-life experiences and opinions of such users. However, the experiences are personal to those particular users, and may not necessarily be representative of all users of our products and/or services. We do not claim, and you should not assume that all users will have the same experiences.</text:p>
      <text:p text:style-name="Text_20_body"><text:soft-page-break/>&lt;/<text:span text:style-name="T3">p&gt;</text:span></text:p>
      <text:p text:style-name="Text_20_body">&lt;<text:span text:style-name="T3">p&gt;</text:span></text:p>
      <text:p text:style-name="Text_20_body">YOUR INDIVIDUAL RESULTS MAY VARY.&lt;<text:span text:style-name="T3">br&gt;</text:span></text:p>
      <text:p text:style-name="Text_20_body">The testimonials on the Site are submitted in various forms such as text, audio and/or video, and are reviewed by us before being posted. They appear on the Site verbatim as given by the users, except for the correction of grammar or typing errors. Some testimonials may have been shortened for the sake of brevity, where the full testimonial contained extraneous information not relevant to the general public.</text:p>
      <text:p text:style-name="Text_20_body">&lt;/<text:span text:style-name="T3">p&gt;</text:span></text:p>
      <text:p text:style-name="Text_20_body">&lt;<text:span text:style-name="T3">p&gt;</text:span></text:p>
      <text:p text:style-name="Text_20_body">The views and opinions contained in the testimonials belong solely to the individual user and do not reflect our views and opinions.</text:p>
      <text:p text:style-name="Text_20_body">&lt;/<text:span text:style-name="T3">p&gt;</text:span></text:p>
      <text:p text:style-name="Text_20_body">&lt;<text:span text:style-name="T3">p&gt;</text:span></text:p>
      <text:p text:style-name="P2">&lt;<text:span text:style-name="T5">strong&gt;</text:span>ERRORS AND OMISSIONS DISCLAIMER&lt;/<text:span text:style-name="T5">strong&gt;&lt;br&gt;</text:span></text:p>
      <text:p text:style-name="Text_20_body">While we have made every attempt to ensure that the information contained in this site has been obtained from reliable sources, Consciously Natural Momma is not responsible for any errors or omissions or for the results obtained from the use of this information. All information in this site is provided “as is”, with no guarantee of completeness, accuracy, timeliness or of the results obtained from the use of this information, and without warranty of any kind, express or implied, including, but not limited to warranties of performance, merchantability, and fitness for a particular purpose.</text:p>
      <text:p text:style-name="Text_20_body">&lt;/<text:span text:style-name="T3">p&gt;</text:span></text:p>
      <text:p text:style-name="Text_20_body">&lt;<text:span text:style-name="T3">p&gt;</text:span></text:p>
      <text:p text:style-name="Text_20_body">In no event will Consciously Natural Momma, its related partnerships or corporations, or the partners, agents or employees thereof be liable to you or anyone else for any decision made or action taken in reliance on the information in this Site or for any consequential, special or similar damages, even if advised of the possibility of such damages.</text:p>
      <text:p text:style-name="Text_20_body">&lt;/<text:span text:style-name="T3">p&gt;</text:span></text:p>
      <text:p text:style-name="Text_20_body">&lt;<text:span text:style-name="T3">p&gt;</text:span></text:p>
      <text:p text:style-name="P2">&lt;<text:span text:style-name="T5">strong&gt;</text:span>GUEST CONTRIBUTORS DISCLAIMER&lt;/<text:span text:style-name="T5">strong&gt; &lt;br&gt;</text:span></text:p>
      <text:p text:style-name="Text_20_body">This Site may include content from guest contributors and any views or opinions expressed in such posts are personal and do not represent those of Consciously Natural Momma or any of its staff or affiliates unless explicitly stated.</text:p>
      <text:p text:style-name="Text_20_body">&lt;/<text:span text:style-name="T3">p&gt;</text:span></text:p>
      <text:p text:style-name="Text_20_body">&lt;<text:span text:style-name="T3">p&gt;</text:span></text:p>
      <text:p text:style-name="P2"><text:soft-page-break/>&lt;<text:span text:style-name="T5">strong&gt;</text:span>LOGOS AND TRADEMARKS DISCLAIMER&lt;/<text:span text:style-name="T5">strong&gt; &lt;br&gt;</text:span></text:p>
      <text:p text:style-name="Text_20_body">All logos and trademarks of third parties referenced on consciouslynaturalmomma.com are the trademarks and logos of their respective owners. Any inclusion of such trademarks or logos does not imply or constitute any approval, endorsement or sponsorship of Consciously Natural Momma by such owners.</text:p>
      <text:p text:style-name="Text_20_body">&lt;/<text:span text:style-name="T3">p&gt;</text:span></text:p>
      <text:p text:style-name="Text_20_body">&lt;<text:span text:style-name="T3">p&gt;</text:span></text:p>
      <text:p text:style-name="P2">&lt;<text:span text:style-name="T5">strong&gt;</text:span>CONTACT US&lt;<text:span text:style-name="T5">/strong&gt;&lt;br&gt;</text:span></text:p>
      <text:p text:style-name="Text_20_body">Should you have any feedback, comments, requests for technical support or other inquiries, please contact us by email:&lt;<text:span text:style-name="T3">strong&gt;</text:span> <text:a xlink:type="simple" xlink:href="mailto:shannon@consciouslynaturalmomma.com" text:style-name="Internet_20_link" text:visited-style-name="Visited_20_Internet_20_Link"><text:span text:style-name="T1">shannon@consciouslynaturalmomma.com</text:span></text:a>. &lt;/<text:span text:style-name="T3">strong&gt;</text:span></text:p>
      <text:p text:style-name="Text_20_body">&lt;/<text:span text:style-name="T3">p&gt;</text:span></text:p>
      <text:p text:style-name="Text_20_body">&lt;<text:span text:style-name="T3">p&gt;</text:span></text:p>
      <text:p text:style-name="Text_20_body">This <text:a xlink:type="simple" xlink:href="https://policymaker.io/disclaimer/" text:style-name="Internet_20_link" text:visited-style-name="Visited_20_Internet_20_Link">Disclaimer</text:a> was created for <text:span text:style-name="T1">consciouslynaturalmomma.com</text:span> by <text:a xlink:type="simple" xlink:href="https://policymaker.io/" text:style-name="Internet_20_link" text:visited-style-name="Visited_20_Internet_20_Link">PolicyMaker.io</text:a> on 2023-01-01.</text:p>
      <text:p text:style-name="Text_20_body">&lt;/<text:span text:style-name="T3">p&gt;</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3T13:19:26.777000000</meta:creation-date>
    <dc:date>2023-07-23T13:27:06.836000000</dc:date>
    <meta:editing-duration>PT7M40S</meta:editing-duration>
    <meta:editing-cycles>1</meta:editing-cycles>
    <meta:document-statistic meta:table-count="0" meta:image-count="0" meta:object-count="0" meta:page-count="4" meta:paragraph-count="68" meta:word-count="930" meta:character-count="6095" meta:non-whitespace-character-count="5232"/>
    <meta:generator>LibreOffice/7.0.4.2$Windows_X86_64 LibreOffice_project/dcf040e67528d9187c66b2379df5ea4407429775</meta:generator>
  </office:meta>
</office:document-meta>
</file>